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align="justify" style:justify-single-word="false" fo:hyphenation-ladder-count="no-limit" fo:text-indent="1.3cm" style:auto-text-indent="false" style:page-number="auto"/>
      <style:text-properties officeooo:rsid="000efd84" officeooo:paragraph-rsid="000efd84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margin-left="0cm" fo:margin-right="0cm" fo:text-align="justify" style:justify-single-word="false" fo:hyphenation-ladder-count="no-limit" fo:text-indent="1.3cm" style:auto-text-indent="false"/>
      <style:text-properties officeooo:rsid="000efd84" officeooo:paragraph-rsid="000efd84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left="0cm" fo:margin-right="0cm" fo:text-align="justify" style:justify-single-word="false" fo:hyphenation-ladder-count="no-limit" fo:text-indent="1.3cm" style:auto-text-indent="false"/>
      <style:text-properties officeooo:rsid="00106695" officeooo:paragraph-rsid="00106695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text-align="justify" style:justify-single-word="false" fo:hyphenation-ladder-count="no-limit" fo:text-indent="1.3cm" style:auto-text-indent="false"/>
      <style:text-properties officeooo:rsid="0011a81c" officeooo:paragraph-rsid="0011a81c" fo:hyphenate="true" fo:hyphenation-remain-char-count="2" fo:hyphenation-push-char-count="2" loext:hyphenation-no-caps="false"/>
    </style:style>
    <style:style style:name="P5" style:family="paragraph" style:parent-style-name="Table_20_Contents">
      <style:paragraph-properties fo:margin-left="0cm" fo:margin-right="0cm" fo:text-align="justify" style:justify-single-word="false" fo:hyphenation-ladder-count="no-limit" fo:text-indent="1.3cm" style:auto-text-indent="false"/>
      <style:text-properties officeooo:rsid="0011a81c" officeooo:paragraph-rsid="0011a81c" fo:hyphenate="true" fo:hyphenation-remain-char-count="2" fo:hyphenation-push-char-count="2" loext:hyphenation-no-caps="false"/>
    </style:style>
    <style:style style:name="P6" style:family="paragraph" style:parent-style-name="Table_20_Contents">
      <style:paragraph-properties fo:margin-left="0cm" fo:margin-right="0cm" fo:text-align="justify" style:justify-single-word="false" fo:hyphenation-ladder-count="no-limit" fo:text-indent="1.3cm" style:auto-text-indent="false"/>
      <style:text-properties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text-align="justify" style:justify-single-word="false" fo:hyphenation-ladder-count="no-limit" fo:text-indent="1.3cm" style:auto-text-indent="false"/>
      <style:text-properties officeooo:rsid="00106695" officeooo:paragraph-rsid="00144ef2" fo:hyphenate="true" fo:hyphenation-remain-char-count="2" fo:hyphenation-push-char-count="2" loext:hyphenation-no-caps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6695"/>
    </style:style>
    <style:style style:name="T3" style:family="text">
      <style:text-properties style:text-underline-style="solid" style:text-underline-width="auto" style:text-underline-color="font-color" officeooo:rsid="0011a81c"/>
    </style:style>
    <style:style style:name="T4" style:family="text">
      <style:text-properties officeooo:rsid="00106695"/>
    </style:style>
    <style:style style:name="T5" style:family="text">
      <style:text-properties officeooo:rsid="0011a8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се хотят быть здоровыми. И мы с вами тоже. С приближением пенсионного возраста человек, как правило, научается поддерживать своё физическое здоровье. </text:p>
      <text:p text:style-name="P2">Используя научные данные, опыт свой и других людей, спортивными занятиями или физическими нагрузками <text:span text:style-name="T1">тренирует</text:span> своё тело.</text:p>
      <text:p text:style-name="P2">А как обстоят дела с психической составляющей здоровья с завершением трудовой деятельности? Хорошо, если есть хобби, или хотя бы периодически на него оставляют маленьких детей. Это тренирует мозг: (1) сохраняет острый ум; (2) быстроту реакции; (3) обеспечивает позитивное мышление. А если ни хобби, ни малышей в доме нет, можно ли поддерживать своё умственное и психическое состояние на прежнем уровне?</text:p>
      <text:p text:style-name="P2">Японский учёный Рюта Кавашима отвечает утвердительно.</text:p>
      <text:p text:style-name="P2">Поддерживая мнение других учёных о необходимости тренировки мозга, он считает, что наиболее эффективная методика — это проведение ежедневных <text:span text:style-name="T1">5-минутных занятий на простейшие арифметические вычисления при соблюдении определённого скоростного режима</text:span>.</text:p>
      <text:p text:style-name="P2">Это восстанавливает нейронные связи в мозге, обеспечивающие его работу.</text:p>
      <text:p text:style-name="P2">Иногда человеку бывает трудно заняться чем-то новым. Ещё кроссворды, ребусы, викторины, судоку… кажется, достаточно. <text:span text:style-name="T4">Но они не «щёлкают» по клеточкам мозга </text:span><text:span text:style-name="T2">быстро</text:span><text:span text:style-name="T4">, а только укрепляют и развивают память.</text:span></text:p>
      <text:p text:style-name="P3">Можно решать сложные примеры, задачи. Это развивает кругозор, память, но <text:span text:style-name="T1">не</text:span> тренирует мозг.</text:p>
      <text:p text:style-name="P3">Настоящая работа предлагает методику <text:span text:style-name="T1">кратковременного</text:span> (как бы импульсного) задействования клеток мозга с <text:span text:style-name="T1">наиболее широким</text:span> охватом этих клеток.</text:p>
      <text:p text:style-name="P7">Если проводить занятия ежедневно, увеличится скорость решения заданий. </text:p>
      <text:p text:style-name="P7"><text:span text:style-name="T5">А, повторяем, наиболее широкий охват клеток мозга при их работе с определённой скоростью </text:span><text:span text:style-name="T3">тренирует</text:span><text:span text:style-name="T5"> мозг. И дальше от нас зависит, на уровне какого возраста, мы хотим, чтобы работал наш мозг.</text:span></text:p>
      <text:p text:style-name="P4">Решайте задания, ежедневными занятиями увеличивайте скорость решений и сохраняйте ясность ума.</text:p>
      <text:p text:style-name="P4">Получив намеченную скорость, сохраняйте её регулярным <text:span text:style-name="T1">повторением тренировок</text:span>, как в спорте.</text:p>
      <text:p text:style-name="P4">Желаем успехов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08:14:47.389911658</meta:creation-date>
    <dc:date>2024-03-04T13:20:42.130008183</dc:date>
    <meta:editing-duration>PT10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59" meta:character-count="1942" meta:non-whitespace-character-count="1694"/>
  </office:meta>
</office:document-meta>
</file>